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2" style:family="graphic" style:parent-style-name="standard">
      <style:graphic-properties svg:stroke-width="0cm" draw:fill="solid" draw:fill-color="#000000" draw:textarea-horizontal-align="justify" draw:textarea-vertical-align="middle" draw:auto-grow-height="false" fo:padding-top="0.087cm" fo:padding-bottom="0.087cm" fo:padding-left="0.212cm" fo:padding-right="0.212cm"/>
    </style:style>
    <style:style style:name="gr3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4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3cm" fo:min-width="3.21cm" fo:padding-top="0.087cm" fo:padding-bottom="0.087cm" fo:padding-left="0.212cm" fo:padding-right="0.212cm"/>
    </style:style>
    <style:style style:name="gr11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fo:padding-top="0.087cm" fo:padding-bottom="0.087cm" fo:padding-left="0.212cm" fo:padding-right="0.212cm"/>
    </style:style>
    <style:style style:name="gr24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0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3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.948cm" fo:padding-top="0.087cm" fo:padding-bottom="0.087cm" fo:padding-left="0.212cm" fo:padding-right="0.212cm"/>
    </style:style>
    <style:style style:name="gr3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0.321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11cm" svg:height="0.072cm" svg:x="0.524cm" svg:y="1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111cm" svg:height="0.072cm" svg:x="0.524cm" svg:y="1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0.579cm" svg:y1="2.534cm" svg:x2="4.246cm" svg:y2="2.534cm">
          <text:p/>
        </draw:line>
        <draw:g draw:id="id3">
          <draw:glue-point draw:id="4" svg:x="-1.904cm" svg:y="4.575cm"/>
          <draw:ellipse draw:style-name="gr4" draw:text-style-name="P2" draw:layer="layout" svg:width="-0.189cm" svg:height="-0.419cm" svg:x="1.68cm" svg:y="0.806cm" draw:kind="arc" draw:start-angle="180.55" draw:end-angle="0.27">
            <text:p/>
          </draw:ellipse>
          <draw:ellipse draw:style-name="gr5" draw:text-style-name="P2" draw:layer="layout" svg:width="-0.189cm" svg:height="-0.419cm" svg:x="1.491cm" svg:y="0.806cm" draw:kind="arc" draw:start-angle="180.55" draw:end-angle="0.27">
            <text:p/>
          </draw:ellipse>
          <draw:ellipse draw:style-name="gr6" draw:text-style-name="P2" draw:layer="layout" svg:width="-0.189cm" svg:height="-0.42cm" svg:x="1.303cm" svg:y="0.806cm" draw:kind="arc" draw:start-angle="180.55" draw:end-angle="0.27">
            <text:p/>
          </draw:ellipse>
          <draw:ellipse draw:style-name="gr7" draw:text-style-name="P2" draw:layer="layout" svg:width="-0.19cm" svg:height="-0.419cm" svg:x="1.115cm" svg:y="0.806cm" draw:kind="arc" draw:start-angle="180.55" draw:end-angle="0.27">
            <text:p/>
          </draw:ellipse>
          <draw:line draw:style-name="gr8" draw:text-style-name="P2" draw:layer="layout" svg:x1="0.925cm" svg:y1="0.597cm" svg:x2="0.809cm" svg:y2="0.597cm">
            <text:p/>
          </draw:line>
          <draw:line draw:style-name="gr9" draw:text-style-name="P2" draw:layer="layout" svg:x1="1.796cm" svg:y1="0.597cm" svg:x2="1.68cm" svg:y2="0.597cm">
            <text:p/>
          </draw:line>
        </draw:g>
        <draw:line draw:style-name="gr3" draw:text-style-name="P1" draw:layer="layout" svg:x1="0.575cm" svg:y1="1.237cm" svg:x2="0.575cm" svg:y2="0.598cm">
          <text:p/>
        </draw:line>
        <draw:frame draw:style-name="gr10" draw:text-style-name="P3" draw:layer="layout" svg:width="3.634cm" svg:height="0.835cm" svg:x="0.152cm" svg:y="2.672cm">
          <draw:text-box>
            <text:p><text:span text:style-name="T1">دور جڑی مرکب جنریٹر</text:span></text:p>
          </draw:text-box>
        </draw:frame>
        <draw:line draw:style-name="gr3" draw:text-style-name="P1" draw:layer="layout" svg:x1="1.795cm" svg:y1="0.609cm" svg:x2="4.207cm" svg:y2="0.609cm">
          <text:p/>
        </draw:line>
        <draw:g draw:id="id2">
          <draw:ellipse draw:style-name="gr11" draw:text-style-name="P2" draw:layer="layout" svg:width="0.189cm" svg:height="0.419cm" draw:transform="rotate (1.5707963267946) translate (1.79cm 1.959cm)" draw:kind="arc" draw:start-angle="180.55" draw:end-angle="0.27">
            <text:p/>
          </draw:ellipse>
          <draw:ellipse draw:style-name="gr12" draw:text-style-name="P2" draw:layer="layout" svg:width="0.189cm" svg:height="0.419cm" draw:transform="rotate (1.5707963267946) translate (1.79cm 1.77cm)" draw:kind="arc" draw:start-angle="180.55" draw:end-angle="0.27">
            <text:p/>
          </draw:ellipse>
          <draw:ellipse draw:style-name="gr13" draw:text-style-name="P2" draw:layer="layout" svg:width="0.189cm" svg:height="0.42cm" draw:transform="rotate (1.5707963267946) translate (1.79cm 1.582cm)" draw:kind="arc" draw:start-angle="180.55" draw:end-angle="0.27">
            <text:p/>
          </draw:ellipse>
          <draw:ellipse draw:style-name="gr14" draw:text-style-name="P2" draw:layer="layout" svg:width="0.19cm" svg:height="0.419cm" draw:transform="rotate (1.5707963267946) translate (1.79cm 1.394cm)" draw:kind="arc" draw:start-angle="180.55" draw:end-angle="0.27">
            <text:p/>
          </draw:ellipse>
          <draw:line draw:style-name="gr15" draw:text-style-name="P2" draw:layer="layout" svg:x1="1.999cm" svg:y1="1.204cm" svg:x2="1.999cm" svg:y2="1.088cm">
            <text:p/>
          </draw:line>
          <draw:line draw:style-name="gr16" draw:text-style-name="P2" draw:layer="layout" svg:x1="1.999cm" svg:y1="2.075cm" svg:x2="1.999cm" svg:y2="1.959cm">
            <text:p/>
          </draw:line>
        </draw:g>
        <draw:line draw:style-name="gr3" draw:text-style-name="P1" draw:layer="layout" svg:x1="0.579cm" svg:y1="2.527cm" svg:x2="0.579cm" svg:y2="1.888cm">
          <text:p/>
        </draw:line>
        <draw:line draw:style-name="gr3" draw:text-style-name="P1" draw:layer="layout" svg:x1="2.008cm" svg:y1="2.022cm" svg:x2="2.008cm" svg:y2="2.53cm">
          <text:p/>
        </draw:line>
        <draw:line draw:style-name="gr3" draw:text-style-name="P1" draw:layer="layout" svg:x1="1.998cm" svg:y1="1.098cm" svg:x2="1.998cm" svg:y2="0.6cm">
          <text:p/>
        </draw:line>
        <draw:custom-shape draw:style-name="gr1" draw:text-style-name="P1" draw:layer="layout" svg:width="0.508cm" svg:height="0.508cm" svg:x="4.83cm" svg:y="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11cm" svg:height="0.072cm" svg:x="5.033cm" svg:y="1.2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111cm" svg:height="0.072cm" svg:x="5.033cm" svg:y="1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088cm" svg:y1="2.56cm" svg:x2="8.503cm" svg:y2="2.56cm">
          <text:p/>
        </draw:line>
        <draw:g draw:id="id5">
          <draw:glue-point draw:id="4" svg:x="-1.904cm" svg:y="4.575cm"/>
          <draw:ellipse draw:style-name="gr17" draw:text-style-name="P2" draw:layer="layout" svg:width="-0.189cm" svg:height="-0.419cm" svg:x="6.975cm" svg:y="0.836cm" draw:kind="arc" draw:start-angle="180.55" draw:end-angle="0.27">
            <text:p/>
          </draw:ellipse>
          <draw:ellipse draw:style-name="gr18" draw:text-style-name="P2" draw:layer="layout" svg:width="-0.189cm" svg:height="-0.419cm" svg:x="6.786cm" svg:y="0.836cm" draw:kind="arc" draw:start-angle="180.55" draw:end-angle="0.27">
            <text:p/>
          </draw:ellipse>
          <draw:ellipse draw:style-name="gr19" draw:text-style-name="P2" draw:layer="layout" svg:width="-0.189cm" svg:height="-0.42cm" svg:x="6.598cm" svg:y="0.836cm" draw:kind="arc" draw:start-angle="180.55" draw:end-angle="0.27">
            <text:p/>
          </draw:ellipse>
          <draw:ellipse draw:style-name="gr20" draw:text-style-name="P2" draw:layer="layout" svg:width="-0.19cm" svg:height="-0.419cm" svg:x="6.41cm" svg:y="0.836cm" draw:kind="arc" draw:start-angle="180.55" draw:end-angle="0.27">
            <text:p/>
          </draw:ellipse>
          <draw:line draw:style-name="gr21" draw:text-style-name="P2" draw:layer="layout" svg:x1="6.22cm" svg:y1="0.627cm" svg:x2="6.104cm" svg:y2="0.627cm">
            <text:p/>
          </draw:line>
          <draw:line draw:style-name="gr22" draw:text-style-name="P2" draw:layer="layout" svg:x1="7.091cm" svg:y1="0.627cm" svg:x2="6.975cm" svg:y2="0.627cm">
            <text:p/>
          </draw:line>
        </draw:g>
        <draw:line draw:style-name="gr3" draw:text-style-name="P1" draw:layer="layout" svg:x1="5.084cm" svg:y1="1.269cm" svg:x2="5.084cm" svg:y2="0.63cm">
          <text:p/>
        </draw:line>
        <draw:frame draw:style-name="gr23" draw:text-style-name="P3" draw:layer="layout" svg:width="3.868cm" svg:height="0.835cm" svg:x="4.656cm" svg:y="2.743cm">
          <draw:text-box>
            <text:p><text:span text:style-name="T1">قریب جڑی مرکب جنریٹر</text:span></text:p>
          </draw:text-box>
        </draw:frame>
        <draw:line draw:style-name="gr3" draw:text-style-name="P1" draw:layer="layout" svg:x1="5.084cm" svg:y1="0.63cm" svg:x2="6.124cm" svg:y2="0.629cm">
          <text:p/>
        </draw:line>
        <draw:line draw:style-name="gr3" draw:text-style-name="P1" draw:layer="layout" svg:x1="7.088cm" svg:y1="0.624cm" svg:x2="8.543cm" svg:y2="0.624cm">
          <text:p/>
        </draw:line>
        <draw:g draw:id="id6">
          <draw:ellipse draw:style-name="gr24" draw:text-style-name="P2" draw:layer="layout" svg:width="0.189cm" svg:height="0.419cm" draw:transform="rotate (1.5707963267946) translate (5.51cm 1.937cm)" draw:kind="arc" draw:start-angle="180.55" draw:end-angle="0.27">
            <text:p/>
          </draw:ellipse>
          <draw:ellipse draw:style-name="gr25" draw:text-style-name="P2" draw:layer="layout" svg:width="0.189cm" svg:height="0.419cm" draw:transform="rotate (1.5707963267946) translate (5.51cm 1.748cm)" draw:kind="arc" draw:start-angle="180.55" draw:end-angle="0.27">
            <text:p/>
          </draw:ellipse>
          <draw:ellipse draw:style-name="gr26" draw:text-style-name="P2" draw:layer="layout" svg:width="0.189cm" svg:height="0.42cm" draw:transform="rotate (1.5707963267946) translate (5.51cm 1.56cm)" draw:kind="arc" draw:start-angle="180.55" draw:end-angle="0.27">
            <text:p/>
          </draw:ellipse>
          <draw:ellipse draw:style-name="gr27" draw:text-style-name="P2" draw:layer="layout" svg:width="0.19cm" svg:height="0.419cm" draw:transform="rotate (1.5707963267946) translate (5.51cm 1.372cm)" draw:kind="arc" draw:start-angle="180.55" draw:end-angle="0.27">
            <text:p/>
          </draw:ellipse>
          <draw:line draw:style-name="gr28" draw:text-style-name="P2" draw:layer="layout" svg:x1="5.719cm" svg:y1="1.182cm" svg:x2="5.719cm" svg:y2="1.066cm">
            <text:p/>
          </draw:line>
          <draw:line draw:style-name="gr29" draw:text-style-name="P2" draw:layer="layout" svg:x1="5.719cm" svg:y1="2.053cm" svg:x2="5.719cm" svg:y2="1.937cm">
            <text:p/>
          </draw:line>
        </draw:g>
        <draw:line draw:style-name="gr3" draw:text-style-name="P1" draw:layer="layout" svg:x1="5.088cm" svg:y1="2.559cm" svg:x2="5.088cm" svg:y2="1.92cm">
          <text:p/>
        </draw:line>
        <draw:line draw:style-name="gr3" draw:text-style-name="P1" draw:layer="layout" svg:x1="5.718cm" svg:y1="2.052cm" svg:x2="5.718cm" svg:y2="2.56cm">
          <text:p/>
        </draw:line>
        <draw:line draw:style-name="gr3" draw:text-style-name="P1" draw:layer="layout" svg:x1="5.718cm" svg:y1="1.066cm" svg:x2="5.718cm" svg:y2="0.629cm">
          <text:p/>
        </draw:line>
        <draw:line draw:style-name="gr3" draw:text-style-name="P1" draw:layer="layout" svg:x1="0.575cm" svg:y1="0.6cm" svg:x2="0.809cm" svg:y2="0.6cm">
          <text:p/>
        </draw:line>
        <draw:connector draw:style-name="gr30" draw:text-style-name="P1" draw:layer="layout" draw:type="curve" svg:x1="2.867cm" svg:y1="1.09cm" svg:x2="2.21cm" svg:y2="1.581cm" draw:start-shape="id1" draw:start-glue-point="4" draw:end-shape="id2" draw:end-glue-point="1" svg:d="m2867 1090c-690 0-362 491-657 491">
          <text:p/>
        </draw:connector>
        <draw:connector draw:style-name="gr30" draw:text-style-name="P1" draw:layer="layout" draw:type="curve" svg:x1="2.867cm" svg:y1="1.09cm" svg:x2="1.302cm" svg:y2="0.598cm" draw:start-shape="id1" draw:start-glue-point="4" draw:end-shape="id3" draw:end-glue-point="2" svg:d="m2867 1090c-1044 0-1565-164-1565-492">
          <text:p/>
        </draw:connector>
        <draw:frame draw:style-name="gr23" draw:text-style-name="P3" draw:id="id4" draw:layer="layout" svg:width="2.196cm" svg:height="0.835cm" svg:x="5.942cm" svg:y="1.706cm">
          <draw:text-box>
            <text:p><text:span text:style-name="T1">میدانی لچھے</text:span></text:p>
          </draw:text-box>
          <draw:glue-point draw:id="4" svg:x="-3.055cm" svg:y="-1.077cm"/>
        </draw:frame>
        <draw:connector draw:style-name="gr30" draw:text-style-name="P1" draw:layer="layout" draw:type="curve" svg:x1="7.04cm" svg:y1="1.706cm" svg:x2="6.597cm" svg:y2="0.628cm" draw:start-shape="id4" draw:start-glue-point="0" draw:end-shape="id5" draw:end-glue-point="2" svg:d="m7040 1706c0-798-443-259-443-1078">
          <text:p/>
        </draw:connector>
        <draw:connector draw:style-name="gr30" draw:text-style-name="P1" draw:layer="layout" draw:type="curve" svg:x1="7.04cm" svg:y1="1.706cm" svg:x2="5.93cm" svg:y2="1.559cm" draw:start-shape="id4" draw:start-glue-point="0" draw:end-shape="id6" draw:end-glue-point="1" svg:d="m7040 1706c0-98-370-147-1110-147">
          <text:p/>
        </draw:connector>
        <draw:frame draw:style-name="gr31" draw:text-style-name="P3" draw:id="id1" draw:layer="layout" svg:width="1.425cm" svg:height="0.835cm" svg:x="2.59cm" svg:y="0.762cm">
          <draw:text-box>
            <text:p><text:span text:style-name="T1">میدانی لچھے</text:span></text:p>
          </draw:text-box>
          <draw:glue-point draw:id="4" svg:x="-3.055cm" svg:y="-1.077cm"/>
        </draw:frame>
        <draw:frame draw:style-name="gr32" draw:layer="layout" svg:width="0.64cm" svg:height="0.529cm" svg:x="3.789cm" svg:y="1.30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2" draw:layer="layout" svg:width="0.534cm" svg:height="0.466cm" svg:x="3.81cm" svg:y="0.7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2" draw:layer="layout" svg:width="0.534cm" svg:height="0.466cm" svg:x="3.794cm" svg:y="1.77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2" draw:layer="layout" svg:width="0.64cm" svg:height="0.529cm" svg:x="8.046cm" svg:y="1.28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2" draw:layer="layout" svg:width="0.534cm" svg:height="0.466cm" svg:x="8.067cm" svg:y="0.76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2" draw:layer="layout" svg:width="0.534cm" svg:height="0.466cm" svg:x="8.051cm" svg:y="1.759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620" draw:display-name="Hatch 620" draw:style="single" draw:color="#000000" draw:distance="0.011cm" draw:rotation="0"/>
    <draw:hatch draw:name="Hatch_20_622" draw:display-name="Hatch 622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30" draw:display-name="Hatch 630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V</math:mi>
      <math:mi>s</math:mi>
    </math:msub>
    <math:annotation math:encoding="StarMath 5.0">V_s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V</math:mi>
      <math:mi>s</math:mi>
    </math:msub>
    <math:annotation math:encoding="StarMath 5.0">V_s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